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18A22F1EC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/>
    <style:font-face style:name="Arial3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" style:font-adornments="Regular" style:font-family-generic="swiss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4153in" style:rel-column-width="13853*"/>
    </style:style>
    <style:style style:name="Table4.B" style:family="table-column">
      <style:table-column-properties style:column-width="5.2799in" style:rel-column-width="51682*"/>
    </style:style>
    <style:style style:name="Table4.A1" style:family="table-cell">
      <style:table-cell-properties fo:padding="0.1in" fo:border="none" style:writing-mode="pag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917in" style:rel-column-width="22431*"/>
    </style:style>
    <style:style style:name="Table1.B" style:family="table-column">
      <style:table-column-properties style:column-width="4.4035in" style:rel-column-width="43104*"/>
    </style:style>
    <style:style style:name="Table1.A1" style:family="table-cell">
      <style:table-cell-properties fo:padding="0.1in" fo:border="none" style:writing-mode="pag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Text_20_body" style:master-page-name="Standard">
      <style:paragraph-properties style:page-number="1"/>
      <style:text-properties fo:font-size="8pt" fo:font-weight="bold" officeooo:rsid="00af361f" officeooo:paragraph-rsid="00af361f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8pt" fo:font-weight="bold" officeooo:rsid="00af361f" officeooo:paragraph-rsid="00af361f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8pt" officeooo:paragraph-rsid="00af361f" fo:background-color="#ffff00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8pt" officeooo:rsid="00af4230" officeooo:paragraph-rsid="00af4230" fo:background-color="#ffff00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8pt" fo:font-weight="bold" officeooo:rsid="00af4230" officeooo:paragraph-rsid="00af4230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8pt" officeooo:paragraph-rsid="00b0fb30" fo:background-color="#ffff00" style:font-size-asian="8pt" style:font-size-complex="8pt"/>
    </style:style>
    <style:style style:name="P7" style:family="paragraph" style:parent-style-name="Standard">
      <style:text-properties fo:font-size="8pt" fo:font-weight="bold" officeooo:rsid="00af361f" officeooo:paragraph-rsid="00af361f" style:font-size-asian="8pt" style:font-weight-asian="bold" style:font-size-complex="8pt" style:font-weight-complex="bold"/>
    </style:style>
    <style:style style:name="P8" style:family="paragraph" style:parent-style-name="Text_20_body">
      <style:paragraph-properties style:writing-mode="lr-tb"/>
      <style:text-properties fo:font-size="8pt" fo:font-weight="bold" officeooo:rsid="009d1940" officeooo:paragraph-rsid="009d1940" style:font-size-asian="8pt" style:font-weight-asian="bold" style:font-size-complex="8pt" style:font-weight-complex="bold"/>
    </style:style>
    <style:style style:name="P9" style:family="paragraph" style:parent-style-name="Text_20_body">
      <style:paragraph-properties style:writing-mode="lr-tb"/>
      <style:text-properties fo:font-size="8pt" fo:font-weight="normal" officeooo:rsid="00af4230" officeooo:paragraph-rsid="00af4230" style:font-size-asian="8pt" style:font-weight-asian="normal" style:font-size-complex="8pt" style:font-weight-complex="normal"/>
    </style:style>
    <style:style style:name="P10" style:family="paragraph" style:parent-style-name="Text_20_body" style:list-style-name="L1">
      <style:text-properties fo:color="#000000" loext:opacity="100%" style:font-name="Arial3" fo:font-size="8pt" fo:font-weight="normal" officeooo:rsid="00af4230" officeooo:paragraph-rsid="00af4230" style:font-size-asian="8pt" style:language-asian="en" style:country-asian="MY" style:font-weight-asian="normal" style:font-size-complex="8pt" style:font-weight-complex="normal"/>
    </style:style>
    <style:style style:name="P11" style:family="paragraph" style:parent-style-name="Text_20_body" style:list-style-name="L1">
      <style:text-properties fo:color="#000000" loext:opacity="100%" style:font-name="Arial3" fo:font-size="8pt" fo:font-weight="normal" officeooo:rsid="00af4230" officeooo:paragraph-rsid="00b46d72" style:font-size-asian="8pt" style:language-asian="en" style:country-asian="MY" style:font-weight-asian="normal" style:font-size-complex="8pt" style:font-weight-complex="normal"/>
    </style:style>
    <style:style style:name="P12" style:family="paragraph" style:parent-style-name="Text_20_body">
      <style:text-properties fo:color="#000000" loext:opacity="100%" style:font-name="Arial3" fo:font-size="8pt" fo:font-weight="normal" officeooo:rsid="00af4230" officeooo:paragraph-rsid="00af4230" style:font-size-asian="8pt" style:language-asian="en" style:country-asian="MY" style:font-weight-asian="normal" style:font-size-complex="8pt" style:font-weight-complex="normal"/>
    </style:style>
    <style:style style:name="P13" style:family="paragraph" style:parent-style-name="Text_20_body">
      <style:paragraph-properties style:writing-mode="lr-tb"/>
      <style:text-properties fo:font-size="8pt" fo:font-weight="bold" officeooo:rsid="00af4230" officeooo:paragraph-rsid="00af4230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8pt" fo:font-weight="bold" officeooo:rsid="009d1940" officeooo:paragraph-rsid="009d1940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8pt" fo:background-color="#ffff00" style:font-size-asian="8pt" style:font-size-complex="8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8pt" officeooo:paragraph-rsid="009d1940" fo:background-color="#ffff00" style:font-size-asian="8pt" style:font-size-complex="8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8pt" officeooo:rsid="009d1940" officeooo:paragraph-rsid="009d1940" fo:background-color="#ffff00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8pt" officeooo:rsid="009d1940" officeooo:paragraph-rsid="009d1940" style:font-size-asian="8pt" style:font-size-complex="8pt"/>
    </style:style>
    <style:style style:name="P19" style:family="paragraph" style:parent-style-name="Text_20_body">
      <style:text-properties fo:font-size="8pt" officeooo:rsid="009d1940" officeooo:paragraph-rsid="009d1940" style:font-size-asian="8pt" style:font-size-complex="8pt"/>
    </style:style>
    <style:style style:name="P20" style:family="paragraph" style:parent-style-name="Text_20_body">
      <style:text-properties fo:color="#000000" loext:opacity="100%" style:font-name="Arial3" fo:font-size="8pt" fo:font-weight="bold" officeooo:rsid="00acf28b" officeooo:paragraph-rsid="00acf28b" style:font-size-asian="8pt" style:language-asian="en" style:country-asian="MY" style:font-weight-asian="bold" style:font-size-complex="8pt" style:font-weight-complex="bold"/>
    </style:style>
    <style:style style:name="P21" style:family="paragraph" style:parent-style-name="Text_20_body" style:list-style-name="L1">
      <style:text-properties fo:color="#000000" loext:opacity="100%" style:font-name="Arial3" fo:font-size="8pt" fo:font-weight="normal" officeooo:rsid="00acf28b" officeooo:paragraph-rsid="00acf28b" fo:background-color="#ffff00" style:font-size-asian="8pt" style:language-asian="en" style:country-asian="MY" style:font-weight-asian="normal" style:font-size-complex="8pt" style:font-weight-complex="normal"/>
    </style:style>
    <style:style style:name="P22" style:family="paragraph" style:parent-style-name="Text_20_body">
      <style:text-properties fo:color="#000000" loext:opacity="100%" style:font-name="Arial3" fo:font-size="8pt" fo:font-weight="normal" officeooo:rsid="00acf28b" officeooo:paragraph-rsid="00acf28b" style:font-size-asian="8pt" style:language-asian="en" style:country-asian="MY" style:font-weight-asian="normal" style:font-size-complex="8pt" style:font-weight-complex="normal"/>
    </style:style>
    <style:style style:name="P23" style:family="paragraph" style:parent-style-name="Text_20_body">
      <style:text-properties fo:color="#000000" loext:opacity="100%" style:font-name="Arial3" fo:font-size="8pt" fo:font-weight="bold" officeooo:rsid="009dd909" officeooo:paragraph-rsid="009dd909" style:font-size-asian="8pt" style:language-asian="en" style:country-asian="MY" style:font-weight-asian="bold" style:font-size-complex="8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8pt" fo:font-weight="normal" officeooo:rsid="009dd909" officeooo:paragraph-rsid="009dd909" style:font-size-asian="8pt" style:font-weight-asian="normal" style:font-size-complex="8pt" style:font-weight-complex="normal"/>
    </style:style>
    <style:style style:name="P26" style:family="paragraph" style:parent-style-name="Text_20_body">
      <style:text-properties fo:color="#000000" loext:opacity="100%" style:font-name="Arial3" fo:font-size="8pt" fo:font-weight="normal" officeooo:rsid="007b3ff7" officeooo:paragraph-rsid="009dd909" style:font-size-asian="8pt" style:language-asian="en" style:country-asian="MY" style:font-weight-asian="normal" style:font-size-complex="8pt" style:font-weight-complex="normal"/>
    </style:style>
    <style:style style:name="P27" style:family="paragraph">
      <style:paragraph-properties style:writing-mode="lr-tb"/>
      <style:text-properties fo:font-family="'Liberation Sans'" style:font-family-generic="roman" style:font-pitch="variable" fo:font-size="1pt"/>
    </style:style>
    <style:style style:name="P28" style:family="paragraph">
      <loext:graphic-properties draw:fill="solid" draw:fill-color="#666666" draw:opacity="50%"/>
      <style:paragraph-properties style:writing-mode="lr-tb"/>
      <style:text-properties fo:font-family="'Liberation Sans'" style:font-family-generic="roman" style:font-pitch="variable" fo:font-size="1pt"/>
    </style:style>
    <style:style style:name="T1" style:family="text">
      <style:text-properties officeooo:rsid="00af4230"/>
    </style:style>
    <style:style style:name="T2" style:family="text">
      <style:text-properties officeooo:rsid="00b0fb30"/>
    </style:style>
    <style:style style:name="T3" style:family="text">
      <style:text-properties officeooo:rsid="00b46d72"/>
    </style:style>
    <style:style style:name="T4" style:family="text">
      <style:text-properties officeooo:rsid="00ca3968"/>
    </style:style>
    <style:style style:name="T5" style:family="text">
      <style:text-properties officeooo:rsid="00af361f"/>
    </style:style>
    <style:style style:name="T6" style:family="text">
      <style:text-properties officeooo:rsid="00c78d0b"/>
    </style:style>
    <style:style style:name="T7" style:family="text">
      <style:text-properties officeooo:rsid="00c8b159"/>
    </style:style>
    <style:style style:name="T8" style:family="text">
      <style:text-properties officeooo:rsid="00b7d2c4"/>
    </style:style>
    <style:style style:name="T9" style:family="text">
      <style:text-properties fo:font-family="'Liberation Sans'" style:font-family-generic="roman" style:font-pitch="variable" fo:font-size="1pt"/>
    </style:style>
    <style:style style:name="fr1" style:family="graphic" style:parent-style-name="Graphics">
      <style:graphic-properties fo:margin-top="0in" fo:margin-bottom="0in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666666" draw:opacity="50%" draw:auto-grow-height="false" draw:auto-grow-width="false" fo:min-height="2.2374in" fo:min-width="6.692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666666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666666" draw:opacity="50%" draw:auto-grow-height="false" draw:auto-grow-width="false" fo:min-height="2.3693in" fo:min-width="7.0866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666666" draw:opacity="50%" draw:auto-grow-height="false" draw:auto-grow-width="false" fo:min-height="1.9744in" fo:min-width="5.9063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666666" draw:opacity="50%" draw:auto-grow-height="false" draw:auto-grow-width="false" fo:min-height="2.2661in" fo:min-width="6.777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KOSLAB PLT" text:name="Company"/>
        <text:user-field-decl office:value-type="string" office:string-value="[CLIENT NAME]" text:name="Client"/>
        <text:user-field-decl office:value-type="string" office:string-value="DDth MMMM YYYY" text:name="EffectiveDate"/>
        <text:user-field-decl office:value-type="string" office:string-value="&lt;Services&gt;" text:name="ServiceType"/>
        <text:user-field-decl office:value-type="string" office:string-value="&lt;Project&gt;" text:name="Project"/>
        <text:user-field-decl office:value-type="string" office:string-value="Klang Valley" text:name="CoverageArea"/>
        <text:user-field-decl office:value-type="string" office:string-value="https://koslab.org/agreements" text:name="AgreementURL"/>
      </text:user-field-decls>
      <text:p text:style-name="P1">PARTIES INFORMA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Prime</text:p>
          </table:table-cell>
          <table:table-cell table:style-name="Table4.A1" office:value-type="string">
            <text:p text:style-name="P3">[Name of <text:span text:style-name="T1">Prime</text:span>] <text:span text:style-name="T2">(Registration No. [Prime Registration No])</text:span></text:p>
            <text:p text:style-name="P4">[Address of Prime]</text:p>
          </table:table-cell>
        </table:table-row>
        <table:table-row>
          <table:table-cell table:style-name="Table4.A1" office:value-type="string">
            <text:p text:style-name="P5">Provider</text:p>
          </table:table-cell>
          <table:table-cell table:style-name="Table4.A1" office:value-type="string">
            <text:p text:style-name="P6">[<text:span text:style-name="T1">Name of Provider</text:span>] <text:span text:style-name="T2">(Registration No. [Provider Registration No])</text:span></text:p>
            <text:p text:style-name="P4">[Address of Provider]</text:p>
          </table:table-cell>
        </table:table-row>
        <table:table-row>
          <table:table-cell table:style-name="Table4.A1" office:value-type="string">
            <text:p text:style-name="P5">Date</text:p>
          </table:table-cell>
          <table:table-cell table:style-name="Table4.A1" office:value-type="string">
            <text:p text:style-name="P4">[Date of Teaming]</text:p>
          </table:table-cell>
        </table:table-row>
      </table:table>
      <text:p text:style-name="P7"/>
      <text:p text:style-name="P8">INCORPORATED TERMS</text:p>
      <text:p text:style-name="P9">This Opportunity Registration Form ("Opportunity Registration") is issued pursuant to, and is governed by, the following documents (collectively, the "Agreement"). If the documents conflict, the following order of precedence applies:</text:p>
      <text:list text:style-name="L1">
        <text:list-item>
          <text:p text:style-name="P10">This Opportunity Registration including the Specific Modifications And Overrides</text:p>
        </text:list-item>
        <text:list-item>
          <text:p text:style-name="P11">Master Teaming Agreement <text:s/>(if any) entered between Prime and Provider on <text:span text:style-name="T3">___ (day) of _____ (month), 20__ (year)</text:span></text:p>
        </text:list-item>
        <text:list-item>
          <text:p text:style-name="P10">General Teaming Terms and Conditions at <text:a xlink:type="simple" xlink:href="https://koslab.org/agreements" text:style-name="Internet_20_link" text:visited-style-name="Visited_20_Internet_20_Link"><text:span text:style-name="T4">https://koslab.org/agreements</text:span></text:a></text:p>
        </text:list-item>
      </text:list>
      <text:p text:style-name="P12">By executing this <text:span text:style-name="T3">Opportunity Registration</text:span>, <text:span text:style-name="T3">the Parties</text:span> acknowledges that they have read, understood, and agree to be bound by the Agreement in its entirety. This <text:span text:style-name="T3">Opportunity</text:span> <text:span text:style-name="T3">Registration</text:span> and the Agreement shall be governed by the laws of Malaysia.</text:p>
      <text:p text:style-name="P13">OPPORTUNITY DETAIL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End Client</text:p>
          </table:table-cell>
          <table:table-cell table:style-name="Table1.A1" office:value-type="string">
            <text:p text:style-name="P15">[Name of Government Agency or Corporation]</text:p>
          </table:table-cell>
        </table:table-row>
        <table:table-row>
          <table:table-cell table:style-name="Table1.A1" office:value-type="string">
            <text:p text:style-name="P14">Opportunity Name (RFI/RFP No.<text:span text:style-name="T5">)</text:span></text:p>
          </table:table-cell>
          <table:table-cell table:style-name="Table1.A1" office:value-type="string">
            <text:p text:style-name="P16">[Project Name / Number]</text:p>
          </table:table-cell>
        </table:table-row>
        <table:table-row>
          <table:table-cell table:style-name="Table1.A1" office:value-type="string">
            <text:p text:style-name="P14">Exclusivity</text:p>
          </table:table-cell>
          <table:table-cell table:style-name="Table1.A1" office:value-type="string">
            <text:p text:style-name="P17">Exclusive / Non-exclusive</text:p>
          </table:table-cell>
        </table:table-row>
        <table:table-row>
          <table:table-cell table:style-name="Table1.A1" office:value-type="string">
            <text:p text:style-name="P14">Alternative Delivery Commission Rate</text:p>
            <text:p text:style-name="P14"/>
          </table:table-cell>
          <table:table-cell table:style-name="Table1.A1" office:value-type="string">
            <text:p text:style-name="P17">Default 10% / Negotiated : [XX]%</text:p>
            <text:p text:style-name="P18">(Applicable only if Prime elects an alternative delivery partner in lieu of Provider as per section 11 of <text:span text:style-name="T6">General</text:span> Teaming Terms <text:span text:style-name="T7">and</text:span> Conditions)</text:p>
          </table:table-cell>
        </table:table-row>
        <table:table-row>
          <table:table-cell table:style-name="Table1.A1" office:value-type="string">
            <text:p text:style-name="P14">Provider Proposed Workshare</text:p>
          </table:table-cell>
          <table:table-cell table:style-name="Table1.A1" office:value-type="string">
            <text:p text:style-name="P17">[List of scopes involved by Provider]</text:p>
          </table:table-cell>
        </table:table-row>
      </table:table>
      <text:p text:style-name="P19"/>
      <text:p text:style-name="P20">SPECIFIC MODIFICATIONS AND OVERRIDES</text:p>
      <text:list text:continue-numbering="true" text:style-name="L1">
        <text:list-item text:start-value="1">
          <text:p text:style-name="P21">[e.g., Specific pricing constraints or unique IP terms]</text:p>
        </text:list-item>
      </text:list>
      <text:p text:style-name="P22"/>
      <text:p text:style-name="P23">APPROVED 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For and on behalf of Prime</text:p>
            <text:p text:style-name="P24"/>
            <text:p text:style-name="P24"/>
            <text:p text:style-name="P24"/>
          </table:table-cell>
          <table:table-cell table:style-name="Table2.A1" office:value-type="string">
            <text:p text:style-name="P24">For and on behalf of Provide<text:span text:style-name="T8">r</text:span></text:p>
          </table:table-cell>
        </table:table-row>
        <table:table-row>
          <table:table-cell table:style-name="Table2.A1" office:value-type="string">
            <text:p text:style-name="P25">Name:</text:p>
            <text:p text:style-name="P25">Position:</text:p>
            <text:p text:style-name="P25">Date:</text:p>
          </table:table-cell>
          <table:table-cell table:style-name="Table2.A1" office:value-type="string">
            <text:p text:style-name="P25">Name:</text:p>
            <text:p text:style-name="P25">Position:</text:p>
            <text:p text:style-name="P25">Date: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Regular" style:font-family-generic="swiss"/>
    <style:font-face style:name="Arial3" svg:font-family="Arial" style:font-adornments="Regular" style:font-family-generic="swiss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" style:font-adornments="Regular" style:font-family-generic="swiss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 Symbol" svg:font-family="'Segoe UI Symbol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indent="0in" style:auto-text-indent="false" style:page-number="auto"/>
      <style:text-properties style:font-name="Arial3" fo:font-family="Arial" style:font-style-name="Regular" style:font-family-generic="swiss" style:font-pitch="variable" fo:font-size="12pt" style:font-size-asian="10.5pt" style:language-asian="en" style:country-asian="MY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use-window-font-color="true" loext:opacity="0%"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799in" style:contextual-spacing="false" fo:line-height="120%" fo:text-align="justify" style:justify-single-word="false" fo:text-indent="0in" style:auto-text-indent="false" style:page-number="auto"/>
      <style:text-properties fo:color="#000000" loext:opacity="100%" style:font-name="Arial3" fo:font-family="Arial" style:font-style-name="Regular" style:font-family-generic="swiss" style:font-pitch="variable" fo:font-size="11.5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loext:graphic-properties draw:fill="none" draw:fill-color="#99ccff"/>
      <style:paragraph-properties fo:margin-top="0.0835in" fo:margin-bottom="0.0835in" style:contextual-spacing="false" fo:text-align="center" style:justify-single-word="false" fo:background-color="transparent" text:number-lines="false" text:line-number="0"/>
      <style:text-properties fo:font-size="10.5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 style:master-page-name="">
      <loext:graphic-properties draw:fill="solid" draw:fill-color="#f6f9d4"/>
      <style:paragraph-properties fo:margin-left="0.3in" fo:margin-right="0.3in" fo:margin-top="0in" fo:margin-bottom="0.2in" style:contextual-spacing="false" fo:text-align="start" style:justify-single-word="false" fo:text-indent="0in" style:auto-text-indent="false" style:page-number="auto" fo:background-color="#f6f9d4" fo:padding="0.0799in" fo:border="0.06pt solid #cccccc">
        <style:tab-stops/>
      </style:paragraph-properties>
      <style:text-properties fo:font-size="11pt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2a6099" loext:opacity="100%" fo:font-size="5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start" style:justify-single-word="false" style:page-number="auto"/>
      <style:text-properties fo:color="#2a6099" loext:opacity="100%" fo:font-size="32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0.3in" fo:margin-right="0in" fo:margin-top="0.0402in" fo:margin-bottom="0.0402in" style:contextual-spacing="false" fo:text-align="center" style:justify-single-word="false" fo:text-indent="-0.3in" style:auto-text-indent="false" fo:padding="0.0201in" fo:border="none">
        <style:tab-stops/>
      </style:paragraph-properties>
      <style:text-properties fo:text-transform="uppercase" style:use-window-font-color="true" loext:opacity="0%" style:font-name="Arial3" fo:font-family="Arial" style:font-style-name="Regular" style:font-family-generic="swiss" style:font-pitch="variable" fo:font-size="11.5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left="0in" fo:margin-right="0in" fo:margin-top="0in" fo:margin-bottom="0.0783in" style:contextual-spacing="false" fo:text-align="center" style:justify-single-word="false" fo:text-indent="0in" style:auto-text-indent="false" style:page-number="auto" fo:padding="0.0201in" fo:border="none">
        <style:tab-stops/>
      </style:paragraph-properties>
      <style:text-properties fo:font-variant="normal" fo:text-transform="none" style:use-window-font-color="true" loext:opacity="0%" style:font-name="Arial3" fo:font-family="Arial" style:font-style-name="Regular" style:font-family-generic="swiss" style:font-pitch="variable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left="0in" fo:margin-right="0in" fo:margin-top="0in" fo:margin-bottom="0.0799in" style:contextual-spacing="false" fo:text-indent="0in" style:auto-text-indent="false" style:page-number="auto" fo:padding="0.0201in" fo:border="none">
        <style:tab-stops>
          <style:tab-stop style:position="0.7in"/>
        </style:tab-stops>
      </style:paragraph-properties>
      <style:text-properties style:use-window-font-color="true" loext:opacity="0%" style:font-name="Arial3" fo:font-family="Arial" style:font-style-name="Regular" style:font-family-generic="swiss" style:font-pitch="variable" fo:font-size="11pt" style:text-underline-style="none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left="0.3in" fo:margin-right="0in" fo:margin-top="0.0799in" fo:margin-bottom="0.0799in" style:contextual-spacing="false" fo:text-align="start" style:justify-single-word="false" fo:text-indent="-0.3in" style:auto-text-indent="false" style:page-number="auto">
        <style:tab-stops>
          <style:tab-stop style:position="0.9in"/>
        </style:tab-stops>
      </style:paragraph-properties>
      <style:text-properties fo:color="#2a6099" loext:opacity="100%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left="0.3in" fo:margin-right="0in" fo:margin-top="0.0799in" fo:margin-bottom="0.0402in" style:contextual-spacing="false" fo:text-indent="-0.3in" style:auto-text-indent="false">
        <style:tab-stops/>
      </style:paragraph-properties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2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2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12pt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1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0.5pt" fo:font-weight="normal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5.5126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0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Arial3" fo:font-family="Arial" style:font-style-name="Regular" style:font-family-generic="swiss" style:font-pitch="variable" fo:font-size="10pt"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11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2a6099"/>
      <style:paragraph-properties fo:text-align="center" style:justify-single-word="false" style:page-number="auto" fo:background-color="transparent" text:number-lines="false" text:line-number="0" style:vertical-align="auto">
        <style:tab-stops/>
      </style:paragraph-properties>
      <style:text-properties fo:font-weight="bold" style:font-size-asian="10.5pt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use-window-font-color="true" loext:opacity="0%" style:font-name="Arial3" fo:font-family="Arial" style:font-style-name="Regular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9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weight="normal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12pt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style-name="Regular" style:font-family-generic="swiss" style:font-pitch="fixed" fo:font-size="10pt" fo:language="en" fo:country="GB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fo:font-size="10pt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 style:shadow="none" style:writing-mode="page"/>
      <style:text-properties style:font-name="Arial3" fo:font-family="Arial" style:font-style-name="Regular" style:font-family-generic="swiss" style:font-pitch="variable" style:font-size-asian="10.5pt"/>
    </style:style>
    <style:style style:name="Code" style:family="paragraph" style:parent-style-name="Text_20_body" style:next-style-name="Text_20_body">
      <loext:graphic-properties draw:fill="solid" draw:fill-color="#e6e6e6" draw:fill-image-width="0in" draw:fill-image-height="0in"/>
      <style:paragraph-properties fo:margin-left="0.3in" fo:margin-right="0.3in" fo:text-indent="0in" style:auto-text-indent="false" fo:background-color="#e6e6e6" fo:padding="0.1181in" fo:border="0.06pt fine-dashed #000000" style:shadow="none"/>
      <style:text-properties style:font-name="Droid Sans Mono" fo:font-family="'Droid Sans Mono'" style:font-style-name="Regular" style:font-family-generic="swiss" style:font-pitch="fixed" fo:font-size="9pt" fo:language="en" fo:country="GB" officeooo:rsid="016f3f7c" style:font-size-asian="10.5pt"/>
    </style:style>
    <style:style style:name="caption" style:family="paragraph" style:parent-style-name="Standard" style:default-outline-level="">
      <style:paragraph-properties fo:margin-top="0in" fo:margin-bottom="0in" style:contextual-spacing="false" fo:line-height="150%" fo:text-align="justify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/>
    </style:style>
    <style:style style:name="pagebreak" style:family="paragraph" style:parent-style-name="Text_20_body" style:master-page-name="">
      <style:paragraph-properties style:page-number="auto" fo:break-after="page"/>
      <style:text-properties fo:font-size="6pt"/>
    </style:style>
    <style:style style:name="Page_20_Heading" style:display-name="Page Heading" style:family="paragraph" style:parent-style-name="Table_20_Contents" style:next-style-name="Table_20_Contents" style:master-page-name="">
      <style:paragraph-properties fo:text-align="start" style:justify-single-word="false" style:page-number="auto"/>
      <style:text-properties style:use-window-font-color="true" loext:opacity="0%"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_20_Char" style:display-name="List Paragraph Char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MB_20_Para_20_x.1_20_Char" style:display-name="MB Para x.1 Char" style:family="text" style:parent-style-name="Default_20_Paragraph_20_Font">
      <style:text-properties style:font-name="Century Gothic" fo:font-family="'Century Gothic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>
      <style:text-properties fo:language="en" fo:country="US" style:font-name-asian="Calibri" style:font-family-asian="Calibri" style:font-family-generic-asian="system" style:font-pitch-asian="variable"/>
    </style:style>
    <style:style style:name="CSM_20_body_20_Char" style:display-name="CSM body Char" style:family="text" style:parent-style-name="Default_20_Paragraph_20_Font">
      <style:text-properties style:font-name="Century Gothic" fo:font-family="'Century Gothic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KIN_20_Normal_20_Char" style:display-name="SKIN Normal Char" style:family="text" style:parent-style-name="Default_20_Paragraph_20_Font">
      <style:text-properties fo:language="en" fo:country="GB" style:font-name-complex="Calibri" style:font-family-complex="Calibri" style:font-family-generic-complex="system" style:font-pitch-complex="variable"/>
    </style:style>
    <style:style style:name="SKIN_20_Table_20_Normal_20_Char" style:display-name="SKIN Table Normal Char" style:family="text" style:parent-style-name="Default_20_Paragraph_20_Font">
      <style:text-properties fo:color="#000000" loext:opacity="100%" style:font-name-asian="SimSun" style:font-family-asian="SimSun" style:font-family-generic-asian="system" style:font-pitch-asian="variable" style:language-asian="en" style:country-asian="MY" style:font-name-complex="Calibri" style:font-family-complex="Calibri" style:font-family-generic-complex="system" style:font-pitch-complex="variable"/>
    </style:style>
    <style:style style:name="SKIN_20_Table_20_bullet_20_Char" style:display-name="SKIN Table bullet Char" style:family="text" style:parent-style-name="Default_20_Paragraph_20_Font">
      <style:text-properties fo:color="#000000" loext:opacity="100%" fo:font-size="12pt" style:font-name-asian="SimSun" style:font-family-asian="SimSun" style:font-family-generic-asian="system" style:font-pitch-asian="variable" style:font-size-asian="12pt" style:language-asian="en" style:country-asian="MY" style:font-name-complex="Calibri" style:font-family-complex="Calibri" style:font-family-generic-complex="system" style:font-pitch-complex="variable"/>
    </style:style>
    <style:style style:name="SKIN_20_Figure_20_Caption_20_Char" style:display-name="SKIN Figure Caption Char" style:family="text" style:parent-style-name="Default_20_Paragraph_20_Font">
      <style:text-properties fo:language="en" fo:country="US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fo:color="#000000" loext:opacity="100%" fo:font-size="10pt" fo:language="en" fo:country="GB" fo:font-style="normal" fo:font-weight="normal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fo:color="#000000" loext:opacity="100%" fo:font-size="11pt" fo:language="en" fo:country="GB" fo:font-style="normal" fo:font-weight="normal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fo:color="#000000" loext:opacity="100%" fo:font-size="10pt" fo:font-style="normal" fo:font-weight="bold" style:font-size-asian="10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fo:color="#000000" loext:opacity="100%" fo:font-size="10pt" fo:letter-spacing="-0.0138in" fo:font-style="normal" fo:font-weight="normal" style:font-size-asian="10pt" style:font-style-asian="normal" style:font-weight-asian="normal" style:font-size-complex="10pt"/>
    </style:style>
    <style:style style:name="ListLabel_20_170" style:display-name="ListLabel 170" style:family="text">
      <style:text-properties fo:font-size="10pt" fo:letter-spacing="-0.0138in" fo:font-style="normal" fo:font-weight="normal" style:font-size-asian="10pt" style:font-style-asian="normal" style:font-weight-asian="normal" style:font-size-complex="10pt"/>
    </style:style>
    <style:style style:name="ListLabel_20_171" style:display-name="ListLabel 171" style:family="text">
      <style:text-properties fo:font-size="10pt" fo:letter-spacing="-0.0138in" fo:font-style="normal" fo:font-weight="normal" style:font-size-asian="10pt" style:font-style-asian="normal" style:font-weight-asian="normal" style:font-size-complex="10pt"/>
    </style:style>
    <style:style style:name="ListLabel_20_172" style:display-name="ListLabel 172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173" style:display-name="ListLabel 173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174" style:display-name="ListLabel 174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ListLabel_20_175" style:display-name="ListLabel 175" style:family="text">
      <style:text-properties style:font-name-complex="Courier New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font-name="Cambria" fo:font-family="Cambria" style:font-family-generic="roman" style:font-pitch="variable"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fo:font-size="11pt"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fo:font-size="11pt"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font-name-complex="Courier New" style:font-family-complex="'Courier New'" style:font-family-generic-complex="system" style:font-pitch-complex="variable"/>
    </style:style>
    <style:style style:name="ListLabel_20_440" style:display-name="ListLabel 440" style:family="text">
      <style:text-properties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-complex="Courier New" style:font-family-complex="'Courier New'" style:font-family-generic-complex="system" style:font-pitch-complex="variable"/>
    </style:style>
    <style:style style:name="ListLabel_20_442" style:display-name="ListLabel 442" style:family="text">
      <style:text-properties fo:font-size="11pt"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443" style:display-name="ListLabel 443" style:family="text">
      <style:text-properties style:font-name-complex="Courier New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-complex="Courier New" style:font-family-complex="'Courier New'" style:font-family-generic-complex="system" style:font-pitch-complex="variable"/>
    </style:style>
    <style:style style:name="ListLabel_20_445" style:display-name="ListLabel 445" style:family="text">
      <style:text-properties style:font-name-complex="Courier New" style:font-family-complex="'Courier New'" style:font-family-generic-complex="system" style:font-pitch-complex="variabl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 fo:font-weight="bold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fo:font-size="11pt" style:font-size-asian="11pt"/>
    </style:style>
    <style:style style:name="ListLabel_20_492" style:display-name="ListLabel 492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493" style:display-name="ListLabel 49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4" style:display-name="ListLabel 49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5" style:display-name="ListLabel 49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496" style:display-name="ListLabel 49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7" style:display-name="ListLabel 49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498" style:display-name="ListLabel 49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499" style:display-name="ListLabel 49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0" style:display-name="ListLabel 50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1" style:display-name="ListLabel 501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02" style:display-name="ListLabel 50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3" style:display-name="ListLabel 50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4" style:display-name="ListLabel 50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05" style:display-name="ListLabel 50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6" style:display-name="ListLabel 50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7" style:display-name="ListLabel 50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08" style:display-name="ListLabel 50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09" style:display-name="ListLabel 50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0" style:display-name="ListLabel 510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11" style:display-name="ListLabel 51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2" style:display-name="ListLabel 51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3" style:display-name="ListLabel 51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14" style:display-name="ListLabel 51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5" style:display-name="ListLabel 51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6" style:display-name="ListLabel 51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17" style:display-name="ListLabel 51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8" style:display-name="ListLabel 51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19" style:display-name="ListLabel 519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0" style:display-name="ListLabel 52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1" style:display-name="ListLabel 52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2" style:display-name="ListLabel 52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3" style:display-name="ListLabel 52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4" style:display-name="ListLabel 52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5" style:display-name="ListLabel 52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6" style:display-name="ListLabel 52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7" style:display-name="ListLabel 52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28" style:display-name="ListLabel 528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29" style:display-name="ListLabel 52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0" style:display-name="ListLabel 53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1" style:display-name="ListLabel 53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32" style:display-name="ListLabel 53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3" style:display-name="ListLabel 53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4" style:display-name="ListLabel 53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35" style:display-name="ListLabel 53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6" style:display-name="ListLabel 536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7" style:display-name="ListLabel 537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38" style:display-name="ListLabel 53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39" style:display-name="ListLabel 53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0" style:display-name="ListLabel 54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41" style:display-name="ListLabel 54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2" style:display-name="ListLabel 54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3" style:display-name="ListLabel 54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44" style:display-name="ListLabel 54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5" style:display-name="ListLabel 545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6" style:display-name="ListLabel 546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47" style:display-name="ListLabel 547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8" style:display-name="ListLabel 548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49" style:display-name="ListLabel 549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50" style:display-name="ListLabel 550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1" style:display-name="ListLabel 551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2" style:display-name="ListLabel 552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53" style:display-name="ListLabel 553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4" style:display-name="ListLabel 554" style:family="text">
      <style:text-properties fo:color="#00000a" loext:opacity="100%" style:text-line-through-style="none" style:text-line-through-type="none" style:text-position="0% 100%" fo:font-size="12pt" fo:font-style="normal" style:text-underline-style="none" fo:font-weight="normal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in" loext:border="none"/>
    </style:style>
    <style:style style:name="ListLabel_20_555" style:display-name="ListLabel 555" style:family="text">
      <style:text-properties style:font-name-complex="Courier New" style:font-family-complex="'Courier New'" style:font-family-generic-complex="system" style:font-pitch-complex="variable"/>
    </style:style>
    <style:style style:name="ListLabel_20_556" style:display-name="ListLabel 556" style:family="text">
      <style:text-properties style:font-name-complex="Courier New" style:font-family-complex="'Courier New'" style:font-family-generic-complex="system" style:font-pitch-complex="variable"/>
    </style:style>
    <style:style style:name="ListLabel_20_557" style:display-name="ListLabel 557" style:family="text">
      <style:text-properties style:font-name-complex="Courier New" style:font-family-complex="'Courier New'" style:font-family-generic-complex="system" style:font-pitch-complex="variable"/>
    </style:style>
    <style:style style:name="ListLabel_20_558" style:display-name="ListLabel 558" style:family="text">
      <style:text-properties style:font-name-complex="Courier New" style:font-family-complex="'Courier New'" style:font-family-generic-complex="system" style:font-pitch-complex="variable"/>
    </style:style>
    <style:style style:name="ListLabel_20_559" style:display-name="ListLabel 559" style:family="text">
      <style:text-properties style:font-name-complex="Courier New" style:font-family-complex="'Courier New'" style:font-family-generic-complex="system" style:font-pitch-complex="variable"/>
    </style:style>
    <style:style style:name="ListLabel_20_560" style:display-name="ListLabel 560" style:family="text">
      <style:text-properties style:font-name-complex="Courier New" style:font-family-complex="'Courier New'" style:font-family-generic-complex="system" style:font-pitch-complex="variable"/>
    </style:style>
    <style:style style:name="ListLabel_20_561" style:display-name="ListLabel 561" style:family="text">
      <style:text-properties style:font-name-complex="Courier New" style:font-family-complex="'Courier New'" style:font-family-generic-complex="system" style:font-pitch-complex="variable"/>
    </style:style>
    <style:style style:name="ListLabel_20_562" style:display-name="ListLabel 562" style:family="text">
      <style:text-properties style:font-name-complex="Courier New" style:font-family-complex="'Courier New'" style:font-family-generic-complex="system" style:font-pitch-complex="variable"/>
    </style:style>
    <style:style style:name="ListLabel_20_563" style:display-name="ListLabel 563" style:family="text">
      <style:text-properties style:font-name-complex="Courier New" style:font-family-complex="'Courier New'" style:font-family-generic-complex="system" style:font-pitch-complex="variable"/>
    </style:style>
    <style:style style:name="ListLabel_20_564" style:display-name="ListLabel 564" style:family="text">
      <style:text-properties fo:color="#00000a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in" loext:border="none"/>
    </style:style>
    <style:style style:name="ListLabel_20_565" style:display-name="ListLabel 565" style:family="text">
      <style:text-properties style:font-name-complex="Courier New" style:font-family-complex="'Courier New'" style:font-family-generic-complex="system" style:font-pitch-complex="variable"/>
    </style:style>
    <style:style style:name="ListLabel_20_566" style:display-name="ListLabel 566" style:family="text">
      <style:text-properties style:font-name-complex="Courier New" style:font-family-complex="'Courier New'" style:font-family-generic-complex="system" style:font-pitch-complex="variable"/>
    </style:style>
    <style:style style:name="ListLabel_20_567" style:display-name="ListLabel 567" style:family="text">
      <style:text-properties style:font-name-complex="Courier New" style:font-family-complex="'Courier New'" style:font-family-generic-complex="system" style:font-pitch-complex="variable"/>
    </style:style>
    <style:style style:name="ListLabel_20_568" style:display-name="ListLabel 568" style:family="text">
      <style:text-properties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font-name-complex="Courier New" style:font-family-complex="'Courier New'" style:font-family-generic-complex="system" style:font-pitch-complex="variable"/>
    </style:style>
    <style:style style:name="ListLabel_20_578" style:display-name="ListLabel 578" style:family="text">
      <style:text-properties style:font-name-complex="Courier New" style:font-family-complex="'Courier New'" style:font-family-generic-complex="system" style:font-pitch-complex="variable"/>
    </style:style>
    <style:style style:name="ListLabel_20_579" style:display-name="ListLabel 579" style:family="text">
      <style:text-properties style:font-name-complex="Courier New" style:font-family-complex="'Courier New'" style:font-family-generic-complex="system" style:font-pitch-complex="variable"/>
    </style:style>
    <style:style style:name="ListLabel_20_580" style:display-name="ListLabel 580" style:family="text">
      <style:text-properties style:font-name-complex="Courier New" style:font-family-complex="'Courier New'" style:font-family-generic-complex="system" style:font-pitch-complex="variable"/>
    </style:style>
    <style:style style:name="ListLabel_20_581" style:display-name="ListLabel 581" style:family="text">
      <style:text-properties style:font-name-complex="Courier New" style:font-family-complex="'Courier New'" style:font-family-generic-complex="system" style:font-pitch-complex="variable"/>
    </style:style>
    <style:style style:name="ListLabel_20_582" style:display-name="ListLabel 582" style:family="text">
      <style:text-properties style:font-name-complex="Courier New" style:font-family-complex="'Courier New'" style:font-family-generic-complex="system" style:font-pitch-complex="variable"/>
    </style:style>
    <style:style style:name="ListLabel_20_583" style:display-name="ListLabel 583" style:family="text">
      <style:text-properties style:font-name-complex="Courier New" style:font-family-complex="'Courier New'" style:font-family-generic-complex="system" style:font-pitch-complex="variable"/>
    </style:style>
    <style:style style:name="ListLabel_20_584" style:display-name="ListLabel 584" style:family="text">
      <style:text-properties style:font-name-complex="Courier New" style:font-family-complex="'Courier New'" style:font-family-generic-complex="system" style:font-pitch-complex="variable"/>
    </style:style>
    <style:style style:name="ListLabel_20_585" style:display-name="ListLabel 585" style:family="text">
      <style:text-properties style:font-name-complex="Courier New" style:font-family-complex="'Courier New'" style:font-family-generic-complex="system" style:font-pitch-complex="variable"/>
    </style:style>
    <style:style style:name="ListLabel_20_586" style:display-name="ListLabel 586" style:family="text">
      <style:text-properties style:font-name-complex="Courier New" style:font-family-complex="'Courier New'" style:font-family-generic-complex="system" style:font-pitch-complex="variable"/>
    </style:style>
    <style:style style:name="ListLabel_20_587" style:display-name="ListLabel 587" style:family="text">
      <style:text-properties style:font-name-complex="Courier New" style:font-family-complex="'Courier New'" style:font-family-generic-complex="system" style:font-pitch-complex="variable"/>
    </style:style>
    <style:style style:name="ListLabel_20_588" style:display-name="ListLabel 588" style:family="text">
      <style:text-properties style:font-name-complex="Courier New" style:font-family-complex="'Courier New'" style:font-family-generic-complex="system" style:font-pitch-complex="variable"/>
    </style:style>
    <style:style style:name="ListLabel_20_589" style:display-name="ListLabel 589" style:family="text">
      <style:text-properties style:font-name-complex="Courier New" style:font-family-complex="'Courier New'" style:font-family-generic-complex="system" style:font-pitch-complex="variable"/>
    </style:style>
    <style:style style:name="ListLabel_20_590" style:display-name="ListLabel 590" style:family="text">
      <style:text-properties style:font-name-complex="Courier New" style:font-family-complex="'Courier New'" style:font-family-generic-complex="system" style:font-pitch-complex="variable"/>
    </style:style>
    <style:style style:name="ListLabel_20_591" style:display-name="ListLabel 591" style:family="text">
      <style:text-properties style:font-name-complex="Courier New" style:font-family-complex="'Courier New'" style:font-family-generic-complex="system" style:font-pitch-complex="variable"/>
    </style:style>
    <style:style style:name="ListLabel_20_592" style:display-name="ListLabel 592" style:family="text">
      <style:text-properties style:font-name-complex="Courier New" style:font-family-complex="'Courier New'" style:font-family-generic-complex="system" style:font-pitch-complex="variable"/>
    </style:style>
    <style:style style:name="ListLabel_20_593" style:display-name="ListLabel 593" style:family="text">
      <style:text-properties style:font-name-complex="Courier New" style:font-family-complex="'Courier New'" style:font-family-generic-complex="system" style:font-pitch-complex="variable"/>
    </style:style>
    <style:style style:name="ListLabel_20_594" style:display-name="ListLabel 594" style:family="text">
      <style:text-properties style:font-name-complex="Courier New" style:font-family-complex="'Courier New'" style:font-family-generic-complex="system" style:font-pitch-complex="variable"/>
    </style:style>
    <style:style style:name="ListLabel_20_595" style:display-name="ListLabel 595" style:family="text">
      <style:text-properties style:font-name-complex="Courier New" style:font-family-complex="'Courier New'" style:font-family-generic-complex="system" style:font-pitch-complex="variable"/>
    </style:style>
    <style:style style:name="ListLabel_20_596" style:display-name="ListLabel 596" style:family="text">
      <style:text-properties style:font-name-complex="Courier New" style:font-family-complex="'Courier New'" style:font-family-generic-complex="system" style:font-pitch-complex="variable"/>
    </style:style>
    <style:style style:name="ListLabel_20_597" style:display-name="ListLabel 597" style:family="text">
      <style:text-properties style:font-name-complex="Courier New" style:font-family-complex="'Courier New'" style:font-family-generic-complex="system" style:font-pitch-complex="variable"/>
    </style:style>
    <style:style style:name="ListLabel_20_598" style:display-name="ListLabel 598" style:family="text">
      <style:text-properties style:font-name-complex="Courier New" style:font-family-complex="'Courier New'" style:font-family-generic-complex="system" style:font-pitch-complex="variable"/>
    </style:style>
    <style:style style:name="ListLabel_20_599" style:display-name="ListLabel 599" style:family="text">
      <style:text-properties style:font-name-complex="Courier New" style:font-family-complex="'Courier New'" style:font-family-generic-complex="system" style:font-pitch-complex="variable"/>
    </style:style>
    <style:style style:name="ListLabel_20_600" style:display-name="ListLabel 600" style:family="text">
      <style:text-properties style:font-name-complex="Courier New" style:font-family-complex="'Courier New'" style:font-family-generic-complex="system" style:font-pitch-complex="variable"/>
    </style:style>
    <style:style style:name="ListLabel_20_601" style:display-name="ListLabel 601" style:family="text">
      <style:text-properties style:font-name-complex="Courier New" style:font-family-complex="'Courier New'" style:font-family-generic-complex="system" style:font-pitch-complex="variable"/>
    </style:style>
    <style:style style:name="ListLabel_20_602" style:display-name="ListLabel 602" style:family="text">
      <style:text-properties style:font-name-complex="Courier New" style:font-family-complex="'Courier New'" style:font-family-generic-complex="system" style:font-pitch-complex="variable"/>
    </style:style>
    <style:style style:name="ListLabel_20_603" style:display-name="ListLabel 603" style:family="text">
      <style:text-properties style:font-name-complex="Courier New" style:font-family-complex="'Courier New'" style:font-family-generic-complex="system" style:font-pitch-complex="variable"/>
    </style:style>
    <style:style style:name="ListLabel_20_604" style:display-name="ListLabel 604" style:family="text">
      <style:text-properties style:font-name-complex="Courier New" style:font-family-complex="'Courier New'" style:font-family-generic-complex="system" style:font-pitch-complex="variable"/>
    </style:style>
    <style:style style:name="ListLabel_20_605" style:display-name="ListLabel 605" style:family="text">
      <style:text-properties style:font-name-complex="Courier New" style:font-family-complex="'Courier New'" style:font-family-generic-complex="system" style:font-pitch-complex="variable"/>
    </style:style>
    <style:style style:name="ListLabel_20_606" style:display-name="ListLabel 606" style:family="text">
      <style:text-properties style:font-name-complex="Courier New" style:font-family-complex="'Courier New'" style:font-family-generic-complex="system" style:font-pitch-complex="variable"/>
    </style:style>
    <style:style style:name="ListLabel_20_607" style:display-name="ListLabel 607" style:family="text">
      <style:text-properties fo:color="#1155cc" loext:opacity="100%" style:text-underline-style="solid" style:text-underline-width="auto" style:text-underline-color="font-color"/>
    </style:style>
    <style:style style:name="ListLabel_20_608" style:display-name="ListLabel 60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42" style:display-name="ListLabel 1242" style:family="text">
      <style:text-properties style:font-name-complex="OpenSymbol1" style:font-family-complex="OpenSymbol" style:font-family-generic-complex="system" style:font-pitch-complex="variable"/>
    </style:style>
    <style:style style:name="ListLabel_20_1243" style:display-name="ListLabel 1243" style:family="text">
      <style:text-properties style:font-name-complex="OpenSymbol1" style:font-family-complex="OpenSymbol" style:font-family-generic-complex="system" style:font-pitch-complex="variable"/>
    </style:style>
    <style:style style:name="ListLabel_20_1244" style:display-name="ListLabel 1244" style:family="text">
      <style:text-properties style:font-name-complex="OpenSymbol1" style:font-family-complex="OpenSymbol" style:font-family-generic-complex="system" style:font-pitch-complex="variable"/>
    </style:style>
    <style:style style:name="ListLabel_20_1245" style:display-name="ListLabel 1245" style:family="text">
      <style:text-properties style:font-name-complex="OpenSymbol1" style:font-family-complex="OpenSymbol" style:font-family-generic-complex="system" style:font-pitch-complex="variable"/>
    </style:style>
    <style:style style:name="ListLabel_20_1246" style:display-name="ListLabel 1246" style:family="text">
      <style:text-properties style:font-name-complex="OpenSymbol1" style:font-family-complex="OpenSymbol" style:font-family-generic-complex="system" style:font-pitch-complex="variable"/>
    </style:style>
    <style:style style:name="ListLabel_20_1247" style:display-name="ListLabel 1247" style:family="text">
      <style:text-properties style:font-name-complex="OpenSymbol1" style:font-family-complex="OpenSymbol" style:font-family-generic-complex="system" style:font-pitch-complex="variable"/>
    </style:style>
    <style:style style:name="ListLabel_20_1248" style:display-name="ListLabel 1248" style:family="text">
      <style:text-properties style:font-name-complex="OpenSymbol1" style:font-family-complex="OpenSymbol" style:font-family-generic-complex="system" style:font-pitch-complex="variable"/>
    </style:style>
    <style:style style:name="ListLabel_20_1249" style:display-name="ListLabel 1249" style:family="text">
      <style:text-properties style:font-name-complex="OpenSymbol1" style:font-family-complex="OpenSymbol" style:font-family-generic-complex="system" style:font-pitch-complex="variable"/>
    </style:style>
    <style:style style:name="ListLabel_20_1250" style:display-name="ListLabel 1250" style:family="text">
      <style:text-properties style:font-name-complex="OpenSymbol1" style:font-family-complex="OpenSymbol" style:font-family-generic-complex="system" style:font-pitch-complex="variable"/>
    </style:style>
    <style:style style:name="ListLabel_20_1251" style:display-name="ListLabel 1251" style:family="text">
      <style:text-properties style:font-name-complex="OpenSymbol1" style:font-family-complex="OpenSymbol" style:font-family-generic-complex="system" style:font-pitch-complex="variable"/>
    </style:style>
    <style:style style:name="ListLabel_20_1252" style:display-name="ListLabel 1252" style:family="text">
      <style:text-properties style:font-name-complex="OpenSymbol1" style:font-family-complex="OpenSymbol" style:font-family-generic-complex="system" style:font-pitch-complex="variable"/>
    </style:style>
    <style:style style:name="ListLabel_20_1253" style:display-name="ListLabel 1253" style:family="text">
      <style:text-properties style:font-name-complex="OpenSymbol1" style:font-family-complex="OpenSymbol" style:font-family-generic-complex="system" style:font-pitch-complex="variable"/>
    </style:style>
    <style:style style:name="ListLabel_20_1254" style:display-name="ListLabel 1254" style:family="text">
      <style:text-properties style:font-name-complex="OpenSymbol1" style:font-family-complex="OpenSymbol" style:font-family-generic-complex="system" style:font-pitch-complex="variable"/>
    </style:style>
    <style:style style:name="ListLabel_20_1255" style:display-name="ListLabel 1255" style:family="text">
      <style:text-properties style:font-name-complex="OpenSymbol1" style:font-family-complex="OpenSymbol" style:font-family-generic-complex="system" style:font-pitch-complex="variable"/>
    </style:style>
    <style:style style:name="ListLabel_20_1256" style:display-name="ListLabel 1256" style:family="text">
      <style:text-properties style:font-name-complex="OpenSymbol1" style:font-family-complex="OpenSymbol" style:font-family-generic-complex="system" style:font-pitch-complex="variable"/>
    </style:style>
    <style:style style:name="ListLabel_20_1257" style:display-name="ListLabel 1257" style:family="text">
      <style:text-properties style:font-name-complex="OpenSymbol1" style:font-family-complex="OpenSymbol" style:font-family-generic-complex="system" style:font-pitch-complex="variable"/>
    </style:style>
    <style:style style:name="ListLabel_20_1258" style:display-name="ListLabel 1258" style:family="text">
      <style:text-properties style:font-name-complex="OpenSymbol1" style:font-family-complex="OpenSymbol" style:font-family-generic-complex="system" style:font-pitch-complex="variable"/>
    </style:style>
    <style:style style:name="ListLabel_20_1259" style:display-name="ListLabel 1259" style:family="text">
      <style:text-properties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fo:margin-left="0in" fo:margin-right="0in" fo:margin-top="0.3in" fo:margin-bottom="0.3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 fo:padding="0in" fo:border="none">
        <style:columns fo:column-count="1" fo:column-gap="0in"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draw:fill="none" draw:fill-color="#99ccff"/>
    </style:style>
    <text:outline-style style:name="Outline">
      <text:outline-level-style text:level="1" text:style-name="Numbering_20_Symbols" loext:num-list-format="%1%.  " style:num-suffix=".  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loext:num-list-format="Exhibit %2%: " style:num-prefix="Exhibit " style:num-suffix=": " style:num-format="A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loext:num-list-format="%1%.%2%.%3%.  " style:num-suffix=". 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loext:num-list-format="%1%.%2%.%3%.%4%.  " style:num-suffix=".  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text:style-name="Numbering_20_Symbols" loext:num-list-format="%1%.%2%.%3%.%4%.%5%.  " style:num-suffix=".  " style:num-format="1" text:display-levels="5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text:style-name="Numbering_20_Symbols" loext:num-list-format="%1%.%2%.%3%.%4%.%5%.%6%.  " style:num-suffix=".  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text:style-name="Numbering_20_Symbols" loext:num-list-format="%1%.%2%.%3%.%4%.%5%.%6%.%7%.  " style:num-suffix=".  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text:style-name="Numbering_20_Symbols" loext:num-list-format="%1%.%2%.%3%.%4%.%5%.%6%.%7%.%8%.  " style:num-suffix=".  " style:num-format="1" text:display-levels="8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text:style-name="Numbering_20_Symbols" loext:num-list-format="%1%.%2%.%3%.%4%.%5%.%6%.%7%.%8%.%9%.  " style:num-suffix=".  " style:num-format="1" text:display-levels="9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text:style-name="Numbering_20_Symbols" loext:num-list-format="%1%.%2%.%3%.%4%.%5%.%6%.%7%.%8%.%9%.%10%.  " style:num-suffix=".  " style:num-format="1" text:display-levels="10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4" loext:num-list-format="%2%•" style:num-suffix="•" text:bullet-char="•">
        <style:list-level-properties text:list-level-position-and-space-mode="label-alignment">
          <style:list-level-label-alignment text:label-followed-by="listtab" fo:text-indent="-0.3193in" fo:margin-left="1.0693in"/>
        </style:list-level-properties>
        <style:text-properties fo:font-family="Calibri" style:font-style-name="Regular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3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4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5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5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66" loext:num-list-format="%1%●" style:num-suffix="●" text:bullet-char="●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67" loext:num-list-format="%2%○" style:num-suffix="○" text:bullet-char="○">
        <style:list-level-properties text:list-level-position-and-space-mode="label-alignment">
          <style:list-level-label-alignment text:label-followed-by="listtab" text:list-tab-stop-position="0.9846in" fo:text-indent="-0.1972in" fo:margin-left="0.9846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168" loext:num-list-format="%3%-" style:num-suffix="-" text:bullet-char="-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fo:font-family="'Times New Roman'" style:font-style-name="Regular" style:font-pitch="variable"/>
      </text:list-level-style-bullet>
      <text:list-level-style-number text:level="4" text:style-name="ListLabel_20_169" loext:num-list-format="%4%." style:num-suffix="." style:num-format="1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5" text:style-name="ListLabel_20_17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6" text:style-name="ListLabel_20_171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7" text:style-name="ListLabel_20_172" loext:num-list-format="%7%." style:num-suffix="." style:num-format="1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8" text:style-name="ListLabel_20_17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3937in" fo:margin-left="1.3783in"/>
        </style:list-level-properties>
      </text:list-level-style-number>
      <text:list-level-style-number text:level="9" text:style-name="ListLabel_20_174" loext:num-list-format="%9%." style:num-suffix="." style:num-format="i">
        <style:list-level-properties text:list-level-position-and-space-mode="label-alignment">
          <style:list-level-label-alignment text:label-followed-by="listtab" text:list-tab-stop-position="1.772in" fo:text-indent="-0.3937in" fo:margin-left="1.7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7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7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8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0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1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2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3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4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5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9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0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8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9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0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1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2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3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1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2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6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7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8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9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0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1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23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5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6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8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0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4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25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25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26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27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28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29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0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1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2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33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34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43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4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5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6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7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8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34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35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36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0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1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2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3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4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5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376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7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38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39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0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1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2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43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3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4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442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44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4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4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4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4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4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4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text:style-name="ListLabel_20_4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492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493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494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495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496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497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498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499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00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501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02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03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04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05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06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07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08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09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510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11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12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13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14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15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16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17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18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519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20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21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22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23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24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25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26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27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528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29" loext:num-list-format="%2%o" style:num-suffix="o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fo:font-family="'Segoe UI Symbol'"/>
      </text:list-level-style-bullet>
      <text:list-level-style-bullet text:level="3" text:style-name="ListLabel_20_530" loext:num-list-format="%3%▪" style:num-suffix="▪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fo:font-family="'Segoe UI Symbol'"/>
      </text:list-level-style-bullet>
      <text:list-level-style-bullet text:level="4" text:style-name="ListLabel_20_531" loext:num-list-format="%4%•" style:num-suffix="•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3"/>
      </text:list-level-style-bullet>
      <text:list-level-style-bullet text:level="5" text:style-name="ListLabel_20_532" loext:num-list-format="%5%o" style:num-suffix="o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fo:font-family="'Segoe UI Symbol'"/>
      </text:list-level-style-bullet>
      <text:list-level-style-bullet text:level="6" text:style-name="ListLabel_20_533" loext:num-list-format="%6%▪" style:num-suffix="▪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fo:font-family="'Segoe UI Symbol'"/>
      </text:list-level-style-bullet>
      <text:list-level-style-bullet text:level="7" text:style-name="ListLabel_20_534" loext:num-list-format="%7%•" style:num-suffix="•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3"/>
      </text:list-level-style-bullet>
      <text:list-level-style-bullet text:level="8" text:style-name="ListLabel_20_535" loext:num-list-format="%8%o" style:num-suffix="o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fo:font-family="'Segoe UI Symbol'"/>
      </text:list-level-style-bullet>
      <text:list-level-style-bullet text:level="9" text:style-name="ListLabel_20_536" loext:num-list-format="%9%▪" style:num-suffix="▪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537" loext:num-list-format="%1%•" style:num-suffix="•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3"/>
      </text:list-level-style-bullet>
      <text:list-level-style-bullet text:level="2" text:style-name="ListLabel_20_538" loext:num-list-format="%2%o" style:num-suffix="o" text:bullet-char="o">
        <style:list-level-properties text:list-level-position-and-space-mode="label-alignment">
          <style:list-level-label-alignment text:label-followed-by="listtab" fo:margin-left="1.0717in"/>
        </style:list-level-properties>
        <style:text-properties fo:font-family="'Segoe UI Symbol'"/>
      </text:list-level-style-bullet>
      <text:list-level-style-bullet text:level="3" text:style-name="ListLabel_20_539" loext:num-list-format="%3%▪" style:num-suffix="▪" text:bullet-char="▪">
        <style:list-level-properties text:list-level-position-and-space-mode="label-alignment">
          <style:list-level-label-alignment text:label-followed-by="listtab" fo:margin-left="1.5717in"/>
        </style:list-level-properties>
        <style:text-properties fo:font-family="'Segoe UI Symbol'"/>
      </text:list-level-style-bullet>
      <text:list-level-style-bullet text:level="4" text:style-name="ListLabel_20_540" loext:num-list-format="%4%•" style:num-suffix="•" text:bullet-char="•">
        <style:list-level-properties text:list-level-position-and-space-mode="label-alignment">
          <style:list-level-label-alignment text:label-followed-by="listtab" fo:margin-left="2.0717in"/>
        </style:list-level-properties>
        <style:text-properties style:font-name="Arial3"/>
      </text:list-level-style-bullet>
      <text:list-level-style-bullet text:level="5" text:style-name="ListLabel_20_541" loext:num-list-format="%5%o" style:num-suffix="o" text:bullet-char="o">
        <style:list-level-properties text:list-level-position-and-space-mode="label-alignment">
          <style:list-level-label-alignment text:label-followed-by="listtab" fo:margin-left="2.5717in"/>
        </style:list-level-properties>
        <style:text-properties fo:font-family="'Segoe UI Symbol'"/>
      </text:list-level-style-bullet>
      <text:list-level-style-bullet text:level="6" text:style-name="ListLabel_20_542" loext:num-list-format="%6%▪" style:num-suffix="▪" text:bullet-char="▪">
        <style:list-level-properties text:list-level-position-and-space-mode="label-alignment">
          <style:list-level-label-alignment text:label-followed-by="listtab" fo:margin-left="3.0717in"/>
        </style:list-level-properties>
        <style:text-properties fo:font-family="'Segoe UI Symbol'"/>
      </text:list-level-style-bullet>
      <text:list-level-style-bullet text:level="7" text:style-name="ListLabel_20_543" loext:num-list-format="%7%•" style:num-suffix="•" text:bullet-char="•">
        <style:list-level-properties text:list-level-position-and-space-mode="label-alignment">
          <style:list-level-label-alignment text:label-followed-by="listtab" fo:margin-left="3.5717in"/>
        </style:list-level-properties>
        <style:text-properties style:font-name="Arial3"/>
      </text:list-level-style-bullet>
      <text:list-level-style-bullet text:level="8" text:style-name="ListLabel_20_544" loext:num-list-format="%8%o" style:num-suffix="o" text:bullet-char="o">
        <style:list-level-properties text:list-level-position-and-space-mode="label-alignment">
          <style:list-level-label-alignment text:label-followed-by="listtab" fo:margin-left="4.0717in"/>
        </style:list-level-properties>
        <style:text-properties fo:font-family="'Segoe UI Symbol'"/>
      </text:list-level-style-bullet>
      <text:list-level-style-bullet text:level="9" text:style-name="ListLabel_20_545" loext:num-list-format="%9%▪" style:num-suffix="▪" text:bullet-char="▪">
        <style:list-level-properties text:list-level-position-and-space-mode="label-alignment">
          <style:list-level-label-alignment text:label-followed-by="listtab" fo:margin-left="4.5717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546" loext:num-list-format="%1%•" style:num-suffix="•" text:bullet-char="•">
        <style:list-level-properties text:list-level-position-and-space-mode="label-alignment">
          <style:list-level-label-alignment text:label-followed-by="listtab" fo:margin-left="0.502in"/>
        </style:list-level-properties>
        <style:text-properties style:font-name="Arial3"/>
      </text:list-level-style-bullet>
      <text:list-level-style-bullet text:level="2" text:style-name="ListLabel_20_547" loext:num-list-format="%2%o" style:num-suffix="o" text:bullet-char="o">
        <style:list-level-properties text:list-level-position-and-space-mode="label-alignment">
          <style:list-level-label-alignment text:label-followed-by="listtab" fo:margin-left="1.0717in"/>
        </style:list-level-properties>
        <style:text-properties fo:font-family="'Segoe UI Symbol'"/>
      </text:list-level-style-bullet>
      <text:list-level-style-bullet text:level="3" text:style-name="ListLabel_20_548" loext:num-list-format="%3%▪" style:num-suffix="▪" text:bullet-char="▪">
        <style:list-level-properties text:list-level-position-and-space-mode="label-alignment">
          <style:list-level-label-alignment text:label-followed-by="listtab" fo:margin-left="1.5717in"/>
        </style:list-level-properties>
        <style:text-properties fo:font-family="'Segoe UI Symbol'"/>
      </text:list-level-style-bullet>
      <text:list-level-style-bullet text:level="4" text:style-name="ListLabel_20_549" loext:num-list-format="%4%•" style:num-suffix="•" text:bullet-char="•">
        <style:list-level-properties text:list-level-position-and-space-mode="label-alignment">
          <style:list-level-label-alignment text:label-followed-by="listtab" fo:margin-left="2.0717in"/>
        </style:list-level-properties>
        <style:text-properties style:font-name="Arial3"/>
      </text:list-level-style-bullet>
      <text:list-level-style-bullet text:level="5" text:style-name="ListLabel_20_550" loext:num-list-format="%5%o" style:num-suffix="o" text:bullet-char="o">
        <style:list-level-properties text:list-level-position-and-space-mode="label-alignment">
          <style:list-level-label-alignment text:label-followed-by="listtab" fo:margin-left="2.5717in"/>
        </style:list-level-properties>
        <style:text-properties fo:font-family="'Segoe UI Symbol'"/>
      </text:list-level-style-bullet>
      <text:list-level-style-bullet text:level="6" text:style-name="ListLabel_20_551" loext:num-list-format="%6%▪" style:num-suffix="▪" text:bullet-char="▪">
        <style:list-level-properties text:list-level-position-and-space-mode="label-alignment">
          <style:list-level-label-alignment text:label-followed-by="listtab" fo:margin-left="3.0717in"/>
        </style:list-level-properties>
        <style:text-properties fo:font-family="'Segoe UI Symbol'"/>
      </text:list-level-style-bullet>
      <text:list-level-style-bullet text:level="7" text:style-name="ListLabel_20_552" loext:num-list-format="%7%•" style:num-suffix="•" text:bullet-char="•">
        <style:list-level-properties text:list-level-position-and-space-mode="label-alignment">
          <style:list-level-label-alignment text:label-followed-by="listtab" fo:margin-left="3.5717in"/>
        </style:list-level-properties>
        <style:text-properties style:font-name="Arial3"/>
      </text:list-level-style-bullet>
      <text:list-level-style-bullet text:level="8" text:style-name="ListLabel_20_553" loext:num-list-format="%8%o" style:num-suffix="o" text:bullet-char="o">
        <style:list-level-properties text:list-level-position-and-space-mode="label-alignment">
          <style:list-level-label-alignment text:label-followed-by="listtab" fo:margin-left="4.0717in"/>
        </style:list-level-properties>
        <style:text-properties fo:font-family="'Segoe UI Symbol'"/>
      </text:list-level-style-bullet>
      <text:list-level-style-bullet text:level="9" text:style-name="ListLabel_20_554" loext:num-list-format="%9%▪" style:num-suffix="▪" text:bullet-char="▪">
        <style:list-level-properties text:list-level-position-and-space-mode="label-alignment">
          <style:list-level-label-alignment text:label-followed-by="listtab" fo:margin-left="4.5717in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398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39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39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398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39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5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5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5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5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5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6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6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6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564" loext:num-list-format="%1%•" style:num-suffix="•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3"/>
      </text:list-level-style-bullet>
      <text:list-level-style-bullet text:level="2" text:style-name="ListLabel_20_56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6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6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0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7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7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7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74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7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76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7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7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7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8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8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8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8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8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8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9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9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9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9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9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9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0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0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04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0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242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1243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1244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1245" loext:num-list-format="%4%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1246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1247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1248" loext:num-list-format="%7%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1249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1250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bullet text:level="1" text:style-name="ListLabel_20_1251" loext:num-list-format="%1%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125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125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1254" loext:num-list-format="%4%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125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125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1257" loext:num-list-format="%7%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125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125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fr" number:country="FR" number:title="User-defined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Header" style:family="table">
      <style:table-properties style:width="6.6979in" fo:margin-left="0in" table:align="left"/>
    </style:style>
    <style:style style:name="Header.A" style:family="table-column">
      <style:table-column-properties style:column-width="5in"/>
    </style:style>
    <style:style style:name="Header.B" style:family="table-column">
      <style:table-column-properties style:column-width="1.6979in"/>
    </style:style>
    <style:style style:name="Header.A1" style:family="table-cell">
      <style:table-cell-properties fo:padding="0.0201in" fo:border="none" style:writing-mode="page"/>
    </style:style>
    <style:style style:name="Footer" style:family="table">
      <style:table-properties style:width="6.6979in" fo:margin-left="0in" table:align="left"/>
    </style:style>
    <style:style style:name="Footer.A" style:family="table-column">
      <style:table-column-properties style:column-width="5.25in"/>
    </style:style>
    <style:style style:name="Footer.B" style:family="table-column">
      <style:table-column-properties style:column-width="1.4479in"/>
    </style:style>
    <style:style style:name="Footer.A1" style:family="table-cell">
      <style:table-cell-properties fo:padding="0.0201in" fo:border="none" style:writing-mode="page"/>
    </style:style>
    <style:style style:name="LandscapeHeader" style:family="table">
      <style:table-properties style:width="10.0625in" table:align="left"/>
    </style:style>
    <style:style style:name="LandscapeHeader.A" style:family="table-column">
      <style:table-column-properties style:column-width="8.625in"/>
    </style:style>
    <style:style style:name="LandscapeHeader.B" style:family="table-column">
      <style:table-column-properties style:column-width="1.4375in"/>
    </style:style>
    <style:style style:name="LandscapeHeader.A1" style:family="table-cell">
      <style:table-cell-properties fo:padding="0.0201in" fo:border="none" style:writing-mode="page"/>
    </style:style>
    <style:style style:name="SOWPS" style:family="table">
      <style:table-properties style:width="10.125in" fo:margin-left="0in" table:align="left"/>
    </style:style>
    <style:style style:name="SOWPS.A" style:family="table-column">
      <style:table-column-properties style:column-width="9.3125in"/>
    </style:style>
    <style:style style:name="SOWPS.B" style:family="table-column">
      <style:table-column-properties style:column-width="0.8125in"/>
    </style:style>
    <style:style style:name="SOWPS.A1" style:family="table-cell">
      <style:table-cell-properties fo:padding="0.0201in" fo:border="none" style:writing-mode="page"/>
    </style:style>
    <style:style style:name="Table3" style:family="table">
      <style:table-properties style:width="14in" table:align="left"/>
    </style:style>
    <style:style style:name="Table3.A" style:family="table-column">
      <style:table-column-properties style:column-width="9in"/>
    </style:style>
    <style:style style:name="Table3.B" style:family="table-column">
      <style:table-column-properties style:column-width="5in"/>
    </style:style>
    <style:style style:name="Table3.A1" style:family="table-cell">
      <style:table-cell-properties fo:padding="0.0201in" fo:border-left="none" fo:border-right="none" fo:border-top="none" fo:border-bottom="1.75pt solid #111111" style:writing-mode="page"/>
    </style:style>
    <style:style style:name="MP1" style:family="paragraph" style:parent-style-name="Page_20_Heading">
      <style:text-properties fo:text-transform="uppercase" fo:color="#2a6099" loext:opacity="100%" fo:font-size="12pt" fo:font-weight="bold" officeooo:rsid="008d34fa" officeooo:paragraph-rsid="008d34fa" style:font-size-asian="12pt" style:font-weight-asian="bold" style:font-size-complex="12pt" style:font-weight-complex="bold"/>
    </style:style>
    <style:style style:name="MP2" style:family="paragraph" style:parent-style-name="Page_20_Heading">
      <style:text-properties fo:text-transform="uppercase" fo:color="#2a6099" loext:opacity="100%" fo:font-size="12pt" fo:font-weight="bold" officeooo:rsid="002100d9" officeooo:paragraph-rsid="008d34fa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c9211e" loext:opacity="100%" fo:font-size="9pt" fo:font-weight="bold" officeooo:rsid="04fcbdcd" officeooo:paragraph-rsid="04fcbdcd" style:font-size-asian="9pt" style:font-weight-asian="bold" style:font-size-complex="9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style:font-name="Arial2" fo:font-size="6pt" officeooo:rsid="005ef04f" officeooo:paragraph-rsid="006c0b60" style:font-size-asian="6pt" style:font-size-complex="6pt"/>
    </style:style>
    <style:style style:name="MP5" style:family="paragraph" style:parent-style-name="Table_20_Contents">
      <style:paragraph-properties fo:text-align="end" style:justify-single-word="false"/>
      <style:text-properties fo:font-size="6pt" style:font-size-asian="6pt" style:font-size-complex="6pt"/>
    </style:style>
    <style:style style:name="MP6" style:family="paragraph">
      <style:paragraph-properties style:writing-mode="lr-tb"/>
      <style:text-properties fo:font-family="'Liberation Sans'" style:font-family-generic="roman" style:font-pitch="variable" fo:font-size="1pt"/>
    </style:style>
    <style:style style:name="MP7" style:family="paragraph">
      <loext:graphic-properties draw:fill="solid" draw:fill-color="#666666" draw:opacity="50%"/>
      <style:paragraph-properties style:writing-mode="lr-tb"/>
      <style:text-properties fo:font-family="'Liberation Sans'" style:font-family-generic="roman" style:font-pitch="variable" fo:font-size="1pt"/>
    </style:style>
    <style:style style:name="MP8" style:family="paragraph" style:parent-style-name="Page_20_Heading">
      <style:text-properties fo:text-transform="uppercase" fo:font-size="11pt" fo:font-weight="normal" officeooo:rsid="002100d9" style:font-size-asian="11pt" style:font-weight-asian="normal" style:font-size-complex="11pt" style:font-weight-complex="normal"/>
    </style:style>
    <style:style style:name="MP9" style:family="paragraph" style:parent-style-name="Table_20_Contents">
      <style:paragraph-properties fo:text-align="end" style:justify-single-word="false"/>
      <style:text-properties fo:color="#c9211e" loext:opacity="100%" fo:font-weight="bold" officeooo:rsid="04fcbdcd" officeooo:paragraph-rsid="06194cac" style:font-weight-asian="bold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2" officeooo:rsid="00e1629f" officeooo:paragraph-rsid="04c051c4"/>
    </style:style>
    <style:style style:name="MP11" style:family="paragraph" style:parent-style-name="Table_20_Contents">
      <style:paragraph-properties fo:text-align="end" style:justify-single-word="false"/>
      <style:text-properties officeooo:paragraph-rsid="04c051c4"/>
    </style:style>
    <style:style style:name="MP12" style:family="paragraph" style:parent-style-name="Table_20_Contents">
      <style:text-properties officeooo:paragraph-rsid="00330ad5"/>
    </style:style>
    <style:style style:name="MP13" style:family="paragraph" style:parent-style-name="Table_20_Contents">
      <style:paragraph-properties fo:text-align="end" style:justify-single-word="false"/>
      <style:text-properties officeooo:paragraph-rsid="00330ad5"/>
    </style:style>
    <style:style style:name="MP14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339in" style:type="center"/>
          <style:tab-stop style:position="6.7772in" style:type="right"/>
        </style:tab-stops>
      </style:paragraph-properties>
    </style:style>
    <style:style style:name="MP15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officeooo:rsid="00e1629f"/>
    </style:style>
    <style:style style:name="MT2" style:family="text">
      <style:text-properties fo:font-family="'Liberation Sans'" style:font-family-generic="roman" style:font-pitch="variable" fo:font-size="1pt"/>
    </style:style>
    <style:style style:name="Mfr1" style:family="graphic" style:parent-style-name="Graphics">
      <style:graphic-properties fo:margin-top="0in" fo:margin-bottom="0in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stroke="none" draw:fill="solid" draw:fill-color="#666666" draw:opacity="50%" draw:auto-grow-height="false" draw:auto-grow-width="false" fo:min-height="1.9744in" fo:min-width="5.9063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666666" draw:opacity="50%" draw:auto-grow-height="false" draw:auto-grow-width="false" fo:min-height="2.3693in" fo:min-width="7.0866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666666" draw:opacity="50%" draw:auto-grow-height="false" draw:auto-grow-width="false" fo:min-height="2.2374in" fo:min-width="6.692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666666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666666" draw:opacity="50%" draw:auto-grow-height="false" draw:auto-grow-width="false" fo:min-height="2.2661in" fo:min-width="6.777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701in" fo:page-height="11.6902in" style:num-format="1" style:print-orientation="portrait" fo:margin-top="0.7083in" fo:margin-bottom="0.7083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99ccf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99ccff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1in" fo:background-color="transparent" style:dynamic-spacing="false" draw:fill="none" draw:fill-color="#99ccf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16.5402in" fo:page-height="11.6902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1">
      <style:page-layout-properties fo:page-width="8.2681in" fo:page-height="11.6929in" style:num-format="1" style:print-orientation="portrait" fo:margin-top="0.4917in" fo:margin-bottom="0.4917in" fo:margin-left="1in" fo:margin-right="0.4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12">
      <style:page-layout-properties fo:page-width="8.2681in" fo:page-height="11.6929in" style:num-format="1" style:print-orientation="portrait" fo:margin-top="1in" fo:margin-bottom="1in" fo:margin-left="1in" fo:margin-right="0.4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p text:style-name="MP1"/>
              <text:p text:style-name="MP2"><text:title>Opportunity Registration Form</text:title></text:p>
            </table:table-cell>
            <table:table-cell table:style-name="Header.A1" office:value-type="string">
              <text:p text:style-name="MP3"><draw:frame draw:style-name="Mfr1" draw:name="Image1" text:anchor-type="as-char" svg:width="1.4618in" svg:height="0.45in" draw:z-index="10"><draw:image xlink:href="Pictures/10000001000005000000018A22F1ECB6.png" xlink:type="simple" xlink:show="embed" xlink:actuate="onLoad" draw:mime-type="image/png"/></draw:frame></text:p>
            </table:table-cell>
          </table:table-row>
        </table:table>
      </style:header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4">Rev. <text:date style:data-style-name="N49" text:date-value="2026-02-20T10:29:57.952770860">2026-02-20</text:date></text:p>
            </table:table-cell>
            <table:table-cell table:style-name="Footer.A1" office:value-type="string">
              <text:p text:style-name="MP5"><text:page-number text:select-page="current">1</text:page-number><text:s/><text:span text:style-name="MT1">of </text:span><text:span text:style-name="MT1"><text:page-count>1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" draw:name="PowerPlusWaterMarkObject" draw:style-name="Mgr1" draw:text-style-name="MP7" svg:width="5.9059in" svg:height="1.974in" draw:transform="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HTML" style:page-layout-name="Mpm3" draw:style-name="Mdp1">
      <style:header>
        <text:p text:style-name="Header"><draw:custom-shape text:anchor-type="char" draw:z-index="3" draw:name="PowerPlusWaterMarkObject" draw:style-name="Mgr2" draw:text-style-name="MP7" svg:width="7.0862in" svg:height="2.3689in" draw:transform="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Index" style:page-layout-name="Mpm4" draw:style-name="Mdp1">
      <style:header>
        <text:p text:style-name="Header"><draw:custom-shape text:anchor-type="char" draw:z-index="4" draw:name="PowerPlusWaterMarkObject" draw:style-name="Mgr3" draw:text-style-name="MP7" svg:width="6.6925in" svg:height="2.237in" draw:transform="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Landscape" style:page-layout-name="Mpm5" draw:style-name="Mdp1">
      <style:header>
        <table:table table:name="LandscapeHeader" table:style-name="LandscapeHeader">
          <table:table-column table:style-name="LandscapeHeader.A"/>
          <table:table-column table:style-name="LandscapeHeader.B"/>
          <table:table-row>
            <table:table-cell table:style-name="LandscapeHeader.A1" office:value-type="string">
              <text:p text:style-name="MP8"><text:title>Opportunity Registration Form</text:title></text:p>
            </table:table-cell>
            <table:table-cell table:style-name="LandscapeHeader.A1" office:value-type="string">
              <text:p text:style-name="MP9">DRAFT</text:p>
            </table:table-cell>
          </table:table-row>
        </table:table>
      </style:header>
      <style:footer>
        <table:table table:name="SOWPS" table:style-name="SOWPS">
          <table:table-column table:style-name="SOWPS.A"/>
          <table:table-column table:style-name="SOWPS.B"/>
          <table:table-row>
            <table:table-cell table:style-name="SOWPS.A1" office:value-type="string">
              <text:p text:style-name="MP10"/>
            </table:table-cell>
            <table:table-cell table:style-name="SOWPS.A1" office:value-type="string">
              <text:p text:style-name="MP11"><text:page-number text:select-page="current">0</text:page-number><text:s/><text:span text:style-name="MT1">of </text:span><text:span text:style-name="MT1"><text:page-count>1</text:page-count></text:span></text:p>
            </table:table-cell>
          </table:table-row>
        </table:table>
      </style:footer>
    </style:master-page>
    <style:master-page style:name="LandscapeA3" style:page-layout-name="Mpm6" draw:style-name="Mdp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2"><text:title>Opportunity Registration Form</text:title></text:p>
            </table:table-cell>
            <table:table-cell table:style-name="Table3.A1" office:value-type="string">
              <text:p text:style-name="MP13"><text:page-number text:select-page="current">0</text:page-number><text:s/><text:span text:style-name="MT1">of </text:span><text:span text:style-name="MT1"><text:page-count>1</text:page-count></text:span></text:p>
            </table:table-cell>
          </table:table-row>
        </table:table>
      </style:header>
    </style:master-page>
    <style:master-page style:name="Left_20_Page" style:display-name="Left Page" style:page-layout-name="Mpm7" draw:style-name="Mdp1" style:next-style-name="Right_20_Page">
      <style:header>
        <text:p text:style-name="Header"><draw:custom-shape text:anchor-type="char" draw:z-index="5" draw:name="PowerPlusWaterMarkObject" draw:style-name="Mgr3" draw:text-style-name="MP7" svg:width="6.6925in" svg:height="2.237in" draw:transform="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Right_20_Page" style:display-name="Right Page" style:page-layout-name="Mpm8" draw:style-name="Mdp1" style:next-style-name="Left_20_Page">
      <style:header>
        <text:p text:style-name="Header"><draw:custom-shape text:anchor-type="char" draw:z-index="6" draw:name="PowerPlusWaterMarkObject" draw:style-name="Mgr3" draw:text-style-name="MP7" svg:width="6.6925in" svg:height="2.237in" draw:transform="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velope" style:page-layout-name="Mpm9" draw:style-name="Mdp1">
      <style:header>
        <text:p text:style-name="Header"><draw:custom-shape text:anchor-type="char" draw:z-index="7" draw:name="PowerPlusWaterMarkObject" draw:style-name="Mgr4" draw:text-style-name="MP7" svg:width="4.4878in" svg:height="1.5004in" draw:transform="skewX (8.57291957593977E-017) 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Footnote" style:page-layout-name="Mpm10" draw:style-name="Mdp1">
      <style:header>
        <text:p text:style-name="Header"><draw:custom-shape text:anchor-type="char" draw:z-index="8" draw:name="PowerPlusWaterMarkObject" draw:style-name="Mgr3" draw:text-style-name="MP7" svg:width="6.6925in" svg:height="2.237in" draw:transform="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Endnote" style:page-layout-name="Mpm10" draw:style-name="Mdp1">
      <style:header>
        <text:p text:style-name="Header"><draw:custom-shape text:anchor-type="char" draw:z-index="9" draw:name="PowerPlusWaterMarkObject" draw:style-name="Mgr3" draw:text-style-name="MP7" svg:width="6.6925in" svg:height="2.237in" draw:transform="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  <style:master-page style:name="Converted1" style:page-layout-name="Mpm11" draw:style-name="Mdp1">
      <style:header>
        <text:p text:style-name="MP14">Kertas Cadangan Teknikal <text:tab/><text:tab/>Lampiran A3<draw:custom-shape text:anchor-type="char" draw:z-index="0" draw:name="PowerPlusWaterMarkObject" draw:style-name="Mgr5" draw:text-style-name="MP7" svg:width="6.7768in" svg:height="2.2657in" draw:transform="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  <style:footer>
        <text:p text:style-name="MP15"><text:page-number text:select-page="current">0</text:page-number></text:p>
      </style:footer>
    </style:master-page>
    <style:master-page style:name="Converted2" style:page-layout-name="Mpm12" draw:style-name="Mdp1" style:next-style-name="Converted1">
      <style:header>
        <text:p text:style-name="Header"><draw:custom-shape text:anchor-type="char" draw:z-index="1" draw:name="PowerPlusWaterMarkObject" draw:style-name="Mgr5" draw:text-style-name="MP7" svg:width="6.7768in" svg:height="2.2657in" draw:transform="rotate (0.785398163397448)"><text:p text:style-name="MP6"><text:span text:style-name="MT2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3T10:59:16.431387648</meta:creation-date>
    <dc:title>Opportunity Registration Form</dc:title>
    <meta:editing-cycles>122</meta:editing-cycles>
    <meta:generator>LibreOffice/25.8.4.2$Linux_X86_64 LibreOffice_project/290daaa01b999472f0c7a3890eb6a550fd74c6df</meta:generator>
    <meta:editing-duration>P6DT19M27S</meta:editing-duration>
    <dc:date>2026-02-20T10:29:57.903848807</dc:date>
    <dc:creator>Izhar Firdaus</dc:creator>
    <meta:print-date>2026-02-18T21:32:59.357013836</meta:print-date>
    <meta:printed-by>PDF files: Izhar Firdaus</meta:printed-by>
    <meta:document-statistic meta:table-count="8" meta:image-count="1" meta:object-count="0" meta:page-count="1" meta:paragraph-count="49" meta:word-count="261" meta:character-count="1776" meta:non-whitespace-character-count="1564"/>
    <meta:template xlink:type="simple" xlink:actuate="onRequest" xlink:title="AET Writer Style" xlink:href="../../../../../../../Templates/Abyres/AET%20Writer%20Style.ott" meta:date="2023-03-13T10:59:15.728679408"/>
  </office:meta>
</office:document-meta>
</file>